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f0b78" officeooo:paragraph-rsid="000f0b78"/>
    </style:style>
    <style:style style:name="P2" style:family="paragraph" style:parent-style-name="Standard">
      <style:text-properties officeooo:rsid="0013e249" officeooo:paragraph-rsid="0013e249"/>
    </style:style>
    <style:style style:name="P3" style:family="paragraph" style:parent-style-name="Standard">
      <style:text-properties officeooo:rsid="00145f31" officeooo:paragraph-rsid="00145f31"/>
    </style:style>
    <style:style style:name="P4" style:family="paragraph" style:parent-style-name="Standard">
      <style:text-properties fo:font-weight="bold" officeooo:rsid="000f0b78" officeooo:paragraph-rsid="000f0b78" style:font-weight-asian="bold" style:font-weight-complex="bold"/>
    </style:style>
    <style:style style:name="P5" style:family="paragraph" style:parent-style-name="Standard">
      <style:text-properties fo:font-weight="bold" officeooo:rsid="001d9d18" officeooo:paragraph-rsid="001d9d18" style:font-weight-asian="bold" style:font-weight-complex="bold"/>
    </style:style>
    <style:style style:name="P6" style:family="paragraph" style:parent-style-name="Standard">
      <style:text-properties fo:font-weight="normal" officeooo:rsid="00179a98" officeooo:paragraph-rsid="00179a98" style:font-weight-asian="normal" style:font-weight-complex="normal"/>
    </style:style>
    <style:style style:name="P7" style:family="paragraph" style:parent-style-name="Standard">
      <style:text-properties fo:font-weight="normal" officeooo:rsid="001d9d18" officeooo:paragraph-rsid="001d9d18" style:font-weight-asian="normal" style:font-weight-complex="normal"/>
    </style:style>
    <style:style style:name="P8" style:family="paragraph" style:parent-style-name="Standard">
      <style:text-properties fo:font-weight="normal" officeooo:rsid="002adb82" officeooo:paragraph-rsid="002adb82" style:font-weight-asian="normal" style:font-weight-complex="normal"/>
    </style:style>
    <style:style style:name="P9" style:family="paragraph" style:parent-style-name="Standard">
      <style:text-properties fo:font-weight="normal" officeooo:rsid="002e8048" officeooo:paragraph-rsid="002e8048" style:font-weight-asian="normal" style:font-weight-complex="normal"/>
    </style:style>
    <style:style style:name="P10" style:family="paragraph" style:parent-style-name="Standard">
      <style:text-properties fo:font-size="10pt" style:font-size-asian="8.75pt" style:font-size-complex="10pt"/>
    </style:style>
    <style:style style:name="P11" style:family="paragraph" style:parent-style-name="Standard">
      <style:text-properties fo:font-size="10pt" officeooo:rsid="000f0b78" officeooo:paragraph-rsid="000f0b78" style:font-size-asian="8.75pt" style:font-size-complex="10pt"/>
    </style:style>
    <style:style style:name="P12" style:family="paragraph" style:parent-style-name="Table_20_Contents">
      <style:text-properties style:font-name="Liberation Sans" officeooo:rsid="000f0b78" officeooo:paragraph-rsid="000f0b78"/>
    </style:style>
    <style:style style:name="P13" style:family="paragraph" style:parent-style-name="Table_20_Contents">
      <style:text-properties style:font-name="Liberation Sans" officeooo:rsid="000f0b78" officeooo:paragraph-rsid="0013e249"/>
    </style:style>
    <style:style style:name="P14" style:family="paragraph" style:parent-style-name="Table_20_Contents">
      <style:paragraph-properties fo:text-align="start" style:justify-single-word="false"/>
      <style:text-properties style:font-name="Liberation Sans" officeooo:rsid="000f0b78" officeooo:paragraph-rsid="000f0b78"/>
    </style:style>
    <style:style style:name="P15" style:family="paragraph" style:parent-style-name="Table_20_Contents">
      <style:text-properties style:font-name="Liberation Sans" officeooo:rsid="000f0b78" officeooo:paragraph-rsid="00173b6d"/>
    </style:style>
    <style:style style:name="P16" style:family="paragraph" style:parent-style-name="Table_20_Contents">
      <style:text-properties style:font-name="Liberation Sans" fo:font-weight="bold" officeooo:rsid="000f0b78" officeooo:paragraph-rsid="000f0b78" style:font-weight-asian="bold" style:font-weight-complex="bold"/>
    </style:style>
    <style:style style:name="P17" style:family="paragraph" style:parent-style-name="Table_20_Contents">
      <style:text-properties style:font-name="Liberation Sans" fo:font-weight="bold" officeooo:rsid="00173b6d" officeooo:paragraph-rsid="00173b6d" style:font-weight-asian="bold" style:font-weight-complex="bold"/>
    </style:style>
    <style:style style:name="P18" style:family="paragraph" style:parent-style-name="Text_20_body">
      <style:paragraph-properties fo:break-before="page"/>
      <style:text-properties officeooo:rsid="0012b45e" officeooo:paragraph-rsid="0012b45e"/>
    </style:style>
    <style:style style:name="P19" style:family="paragraph" style:parent-style-name="Standard" style:list-style-name="L1">
      <style:text-properties officeooo:rsid="0013e249" officeooo:paragraph-rsid="0013e249"/>
    </style:style>
    <style:style style:name="P20" style:family="paragraph" style:parent-style-name="Text_20_body">
      <style:text-properties officeooo:rsid="0030f20f" officeooo:paragraph-rsid="0030f20f"/>
    </style:style>
    <style:style style:name="T1" style:family="text">
      <style:text-properties officeooo:rsid="0010b335"/>
    </style:style>
    <style:style style:name="T2" style:family="text">
      <style:text-properties officeooo:rsid="0011bc09"/>
    </style:style>
    <style:style style:name="T3" style:family="text">
      <style:text-properties officeooo:rsid="0013e249"/>
    </style:style>
    <style:style style:name="T4" style:family="text">
      <style:text-properties fo:font-size="10pt" style:font-size-asian="10pt" style:font-size-complex="10pt"/>
    </style:style>
    <style:style style:name="T5" style:family="text">
      <style:text-properties fo:font-size="10pt" officeooo:rsid="0013e249" style:font-size-asian="10pt" style:font-size-complex="10pt"/>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13e249"/>
    </style:style>
    <style:style style:name="T8" style:family="text">
      <style:text-properties officeooo:rsid="00145f31"/>
    </style:style>
    <style:style style:name="T9" style:family="text">
      <style:text-properties officeooo:rsid="0015c4d2"/>
    </style:style>
    <style:style style:name="T10" style:family="text">
      <style:text-properties officeooo:rsid="00173b6d"/>
    </style:style>
    <style:style style:name="T11" style:family="text">
      <style:text-properties officeooo:rsid="0019429f"/>
    </style:style>
    <style:style style:name="T12" style:family="text">
      <style:text-properties style:font-name="Liberation Mono"/>
    </style:style>
    <style:style style:name="T13" style:family="text">
      <style:text-properties style:font-name="Liberation Mono" officeooo:rsid="0019429f"/>
    </style:style>
    <style:style style:name="T14" style:family="text">
      <style:text-properties style:font-name="Liberation Mono" officeooo:rsid="0019bb1c"/>
    </style:style>
    <style:style style:name="T15" style:family="text">
      <style:text-properties style:font-name="Liberation Sans" officeooo:rsid="0019429f"/>
    </style:style>
    <style:style style:name="T16" style:family="text">
      <style:text-properties officeooo:rsid="0019bb1c"/>
    </style:style>
    <style:style style:name="T17" style:family="text">
      <style:text-properties officeooo:rsid="001be0fa"/>
    </style:style>
    <style:style style:name="T18" style:family="text">
      <style:text-properties officeooo:rsid="001eff63"/>
    </style:style>
    <style:style style:name="T19" style:family="text">
      <style:text-properties officeooo:rsid="001f45c0"/>
    </style:style>
    <style:style style:name="T20" style:family="text">
      <style:text-properties officeooo:rsid="002096b4"/>
    </style:style>
    <style:style style:name="T21" style:family="text">
      <style:text-properties officeooo:rsid="0020d490"/>
    </style:style>
    <style:style style:name="T22" style:family="text">
      <style:text-properties officeooo:rsid="0021efb9"/>
    </style:style>
    <style:style style:name="T23" style:family="text">
      <style:text-properties officeooo:rsid="0022e7d4"/>
    </style:style>
    <style:style style:name="T24" style:family="text">
      <style:text-properties officeooo:rsid="0024205b"/>
    </style:style>
    <style:style style:name="T25" style:family="text">
      <style:text-properties officeooo:rsid="0025979f"/>
    </style:style>
    <style:style style:name="T26" style:family="text">
      <style:text-properties officeooo:rsid="00263126"/>
    </style:style>
    <style:style style:name="T27" style:family="text">
      <style:text-properties officeooo:rsid="00281276"/>
    </style:style>
    <style:style style:name="T28" style:family="text">
      <style:text-properties officeooo:rsid="00297fdd"/>
    </style:style>
    <style:style style:name="T29" style:family="text">
      <style:text-properties officeooo:rsid="002adb82"/>
    </style:style>
    <style:style style:name="T30" style:family="text">
      <style:text-properties officeooo:rsid="002b9601"/>
    </style:style>
    <style:style style:name="T31" style:family="text">
      <style:text-properties officeooo:rsid="002d4232"/>
    </style:style>
    <style:style style:name="T32" style:family="text">
      <style:text-properties officeooo:rsid="002e804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Github repository with your code (complete URL):</text:p>
      <text:p text:style-name="P20">https://github.com/bouthemylo/HPC_TOOLS.git</text:p>
      <table:table table:name="Table1" table:style-name="Table1">
        <table:table-column table:style-name="Table1.A" table:number-columns-repeated="3"/>
        <table:table-row>
          <table:table-cell table:style-name="Table1.A1" office:value-type="string">
            <text:p text:style-name="P12"/>
          </table:table-cell>
          <table:table-cell table:style-name="Table1.B1" table:number-columns-spanned="2" office:value-type="string">
            <text:p text:style-name="P17">Optimization+platform dependent options for compilation and execution times <text:span text:style-name="T11">for </text:span><text:span text:style-name="T13">my_dgesv</text:span><text:span text:style-name="T15"> </text:span></text:p>
          </table:table-cell>
          <table:covered-table-cell/>
        </table:table-row>
        <table:table-row>
          <table:table-cell table:style-name="Table1.A2" office:value-type="string">
            <text:p text:style-name="P12"/>
          </table:table-cell>
          <table:table-cell table:style-name="Table1.A2" office:value-type="string">
            <text:p text:style-name="P16"><text:span text:style-name="T2">i</text:span>cc <text:span text:style-name="T2">(18.0.1)</text:span></text:p>
          </table:table-cell>
          <table:table-cell table:style-name="Table1.C2" office:value-type="string">
            <text:p text:style-name="P16"><text:span text:style-name="T2">g</text:span>cc <text:span text:style-name="T2">(8.1.0)</text:span></text:p>
          </table:table-cell>
        </table:table-row>
        <table:table-row>
          <table:table-cell table:style-name="Table1.A2" office:value-type="string">
            <text:p text:style-name="P12">No opt.</text:p>
          </table:table-cell>
          <table:table-cell table:style-name="Table1.A2" office:value-type="string">
            <text:p text:style-name="P12"><text:span text:style-name="T10">Options</text:span>: -O0</text:p>
            <text:p text:style-name="P12">Exec time<text:span text:style-name="T4"> </text:span><text:span text:style-name="T5">(small)</text:span>: <text:span text:style-name="T21">1m47sec</text:span></text:p>
            <text:p text:style-name="P13">Exec time<text:span text:style-name="T4"> </text:span><text:span text:style-name="T5">(medium)</text:span>: <text:span text:style-name="T20">30m6sec</text:span></text:p>
            <text:p text:style-name="P13">Exec time<text:span text:style-name="T4"> </text:span><text:span text:style-name="T5">(large)</text:span>: <text:span text:style-name="T30">too long</text:span></text:p>
          </table:table-cell>
          <table:table-cell table:style-name="Table1.C2" office:value-type="string">
            <text:p text:style-name="P15"><text:span text:style-name="T10">Options</text:span>: -O0</text:p>
            <text:p text:style-name="P13">Exec time<text:span text:style-name="T4"> </text:span><text:span text:style-name="T5">(small)</text:span>: <text:span text:style-name="T23">1m26sec</text:span></text:p>
            <text:p text:style-name="P13">Exec time<text:span text:style-name="T5">(medium)</text:span>:<text:span text:style-name="T25">25m11sec</text:span></text:p>
            <text:p text:style-name="P13">Exec time<text:span text:style-name="T4"> </text:span><text:span text:style-name="T5">(large)</text:span>: <text:span text:style-name="T30">too long</text:span></text:p>
          </table:table-cell>
        </table:table-row>
        <table:table-row>
          <table:table-cell table:style-name="Table1.A2" office:value-type="string">
            <text:p text:style-name="P12">Opt level 1</text:p>
          </table:table-cell>
          <table:table-cell table:style-name="Table1.A2" office:value-type="string">
            <text:p text:style-name="P15"><text:span text:style-name="T10">Options</text:span>: -<text:span text:style-name="T17">O1</text:span></text:p>
            <text:p text:style-name="P13">Exec time<text:span text:style-name="T4"> </text:span><text:span text:style-name="T5">(small)</text:span>: <text:span text:style-name="T21">11.97sec</text:span></text:p>
            <text:p text:style-name="P13">Exec time<text:span text:style-name="T4"> </text:span><text:span text:style-name="T5">(medium)</text:span>: <text:span text:style-name="T18">3m16sec</text:span></text:p>
            <text:p text:style-name="P13">Exec time<text:span text:style-name="T4"> </text:span><text:span text:style-name="T5">(large)</text:span>: <text:span text:style-name="T30">23m31sec</text:span></text:p>
          </table:table-cell>
          <table:table-cell table:style-name="Table1.C2" office:value-type="string">
            <text:p text:style-name="P15"><text:span text:style-name="T10">Options</text:span>: -<text:span text:style-name="T29">O1</text:span></text:p>
            <text:p text:style-name="P13">Exec time<text:span text:style-name="T4"> </text:span><text:span text:style-name="T5">(small)</text:span>: <text:span text:style-name="T24">23.95sec</text:span></text:p>
            <text:p text:style-name="P13">Exec time<text:span text:style-name="T4"> </text:span><text:span text:style-name="T5">(medium)</text:span>: <text:span text:style-name="T26">6m36sec</text:span></text:p>
            <text:p text:style-name="P13">Exec time<text:span text:style-name="T4"> </text:span><text:span text:style-name="T5">(large)</text:span>: <text:span text:style-name="T30">34m11sec</text:span></text:p>
          </table:table-cell>
        </table:table-row>
        <table:table-row>
          <table:table-cell table:style-name="Table1.A2" office:value-type="string">
            <text:p text:style-name="P14">Opt level 2 + <text:span text:style-name="T6">specific arch</text:span></text:p>
          </table:table-cell>
          <table:table-cell table:style-name="Table1.A2" office:value-type="string">
            <text:p text:style-name="P15"><text:span text:style-name="T10">Options</text:span>: -<text:span text:style-name="T17">O2</text:span></text:p>
            <text:p text:style-name="P13">Exec time<text:span text:style-name="T4"> </text:span><text:span text:style-name="T5">(small)</text:span>: <text:span text:style-name="T22">6.03sec</text:span></text:p>
            <text:p text:style-name="P13">Exec time<text:span text:style-name="T4"> </text:span><text:span text:style-name="T5">(medium)</text:span>: <text:span text:style-name="T18">2m19sec</text:span></text:p>
            <text:p text:style-name="P13">Exec time<text:span text:style-name="T4"> </text:span><text:span text:style-name="T5">(large)</text:span>:<text:span text:style-name="T28">15min26sec</text:span></text:p>
          </table:table-cell>
          <table:table-cell table:style-name="Table1.C2" office:value-type="string">
            <text:p text:style-name="P15"><text:span text:style-name="T10">Options</text:span>: -<text:span text:style-name="T29">O2</text:span></text:p>
            <text:p text:style-name="P13">Exec time<text:span text:style-name="T4"> </text:span><text:span text:style-name="T5">(small)</text:span>: <text:span text:style-name="T24">11.25sec</text:span></text:p>
            <text:p text:style-name="P13">Exec time<text:span text:style-name="T4"> </text:span><text:span text:style-name="T5">(medium)</text:span>: <text:span text:style-name="T27">2m59sec</text:span></text:p>
            <text:p text:style-name="P13">Exec time<text:span text:style-name="T4"> </text:span><text:span text:style-name="T5">(large)</text:span>: <text:span text:style-name="T28">15m28sec</text:span></text:p>
          </table:table-cell>
        </table:table-row>
        <table:table-row>
          <table:table-cell table:style-name="Table1.A2" office:value-type="string">
            <text:p text:style-name="P12">Opt level 3 + <text:span text:style-name="T6">specific arch</text:span></text:p>
          </table:table-cell>
          <table:table-cell table:style-name="Table1.A2" office:value-type="string">
            <text:p text:style-name="P15"><text:span text:style-name="T10">Options</text:span>: -<text:span text:style-name="T17">O3</text:span></text:p>
            <text:p text:style-name="P13">Exec time<text:span text:style-name="T4"> </text:span><text:span text:style-name="T5">(small)</text:span>: <text:span text:style-name="T22">5.54sec</text:span></text:p>
            <text:p text:style-name="P13">Exec time<text:span text:style-name="T4"> </text:span><text:span text:style-name="T5">(medium)</text:span>: <text:span text:style-name="T18">2m17sec</text:span></text:p>
            <text:p text:style-name="P13">Exec time<text:span text:style-name="T4"> </text:span><text:span text:style-name="T5">(large)</text:span>:<text:span text:style-name="T28">15min27sec</text:span></text:p>
          </table:table-cell>
          <table:table-cell table:style-name="Table1.C2" office:value-type="string">
            <text:p text:style-name="P15"><text:span text:style-name="T10">Options</text:span>: -<text:span text:style-name="T29">O3</text:span></text:p>
            <text:p text:style-name="P13">Exec time<text:span text:style-name="T4"> </text:span><text:span text:style-name="T5">(small)</text:span>: <text:span text:style-name="T24">10.48sec</text:span></text:p>
            <text:p text:style-name="P13">Exec time<text:span text:style-name="T4"> </text:span><text:span text:style-name="T5">(medium)</text:span>: <text:span text:style-name="T27">2m54sec</text:span></text:p>
            <text:p text:style-name="P13">Exec time<text:span text:style-name="T4"> </text:span><text:span text:style-name="T5">(large):</text:span><text:span text:style-name="T28">15min41sec</text:span></text:p>
          </table:table-cell>
        </table:table-row>
        <table:table-row>
          <table:table-cell table:style-name="Table1.A2" office:value-type="string">
            <text:p text:style-name="P12">Opt level fast + <text:span text:style-name="T6">specific arch</text:span></text:p>
          </table:table-cell>
          <table:table-cell table:style-name="Table1.A2" office:value-type="string">
            <text:p text:style-name="P15"><text:span text:style-name="T10">Options</text:span>: -<text:span text:style-name="T17">Ofast</text:span></text:p>
            <text:p text:style-name="P13">Exec time<text:span text:style-name="T4"> </text:span><text:span text:style-name="T5">(small)</text:span>: <text:span text:style-name="T21">11.06sec</text:span></text:p>
            <text:p text:style-name="P13">Exec time<text:span text:style-name="T4"> </text:span><text:span text:style-name="T5">(medium)</text:span>: <text:span text:style-name="T18">2m18sec</text:span></text:p>
            <text:p text:style-name="P13">Exec time<text:span text:style-name="T4"> </text:span><text:span text:style-name="T5">(large)</text:span>:<text:span text:style-name="T28">16min07sec</text:span></text:p>
          </table:table-cell>
          <table:table-cell table:style-name="Table1.C2" office:value-type="string">
            <text:p text:style-name="P15"><text:span text:style-name="T10">Options</text:span>: <text:span text:style-name="T29">Ofast</text:span></text:p>
            <text:p text:style-name="P13">Exec time<text:span text:style-name="T4"> </text:span><text:span text:style-name="T5">(small)</text:span>: <text:span text:style-name="T24">10.56sec</text:span></text:p>
            <text:p text:style-name="P13">Exec time<text:span text:style-name="T4"> </text:span><text:span text:style-name="T5">(medium)</text:span>: <text:span text:style-name="T27">2m55sec</text:span></text:p>
            <text:p text:style-name="P13">Exec time<text:span text:style-name="T4"> </text:span><text:span text:style-name="T5">(large)</text:span>:<text:span text:style-name="T28">15min42sec</text:span></text:p>
          </table:table-cell>
        </table:table-row>
        <table:table-row>
          <table:table-cell table:style-name="Table1.A2" office:value-type="string">
            <text:p text:style-name="P13">Opt level fast + specifi<text:span text:style-name="T3">c</text:span> arch + <text:span text:style-name="T7">interproc opt/anal</text:span></text:p>
            <text:p text:style-name="P13"><text:span text:style-name="T3">[</text:span>ipo (icc) / -fipa-pta (gcc)<text:span text:style-name="T3">]</text:span></text:p>
          </table:table-cell>
          <table:table-cell table:style-name="Table1.A2" office:value-type="string">
            <text:p text:style-name="P15"><text:span text:style-name="T10">Options</text:span>: -<text:span text:style-name="T17">Ofast -ipo</text:span></text:p>
            <text:p text:style-name="P13">Exec time<text:span text:style-name="T4"> </text:span><text:span text:style-name="T5">(small)</text:span>: <text:span text:style-name="T21">5.73sec</text:span></text:p>
            <text:p text:style-name="P13">Exec time<text:span text:style-name="T4"> </text:span><text:span text:style-name="T5">(medium)</text:span>: <text:span text:style-name="T19">3m27sec</text:span></text:p>
            <text:p text:style-name="P13">Exec time<text:span text:style-name="T4"> </text:span><text:span text:style-name="T5">(large)</text:span>:<text:span text:style-name="T28">15min33sec</text:span></text:p>
          </table:table-cell>
          <table:table-cell table:style-name="Table1.C2" office:value-type="string">
            <text:p text:style-name="P15"><text:span text:style-name="T10">Options</text:span>: -<text:span text:style-name="T29">Ofast -fipa-pta</text:span></text:p>
            <text:p text:style-name="P13">Exec time<text:span text:style-name="T4"> </text:span><text:span text:style-name="T5">(small)</text:span>: <text:span text:style-name="T24">10.42sec</text:span></text:p>
            <text:p text:style-name="P13">Exec time<text:span text:style-name="T4"> </text:span><text:span text:style-name="T5">(medium)</text:span>: <text:span text:style-name="T27">3m02sec</text:span></text:p>
            <text:p text:style-name="P13">Exec time<text:span text:style-name="T4"> </text:span><text:span text:style-name="T5">(large)</text:span>:<text:span text:style-name="T28">17min15sec</text:span></text:p>
          </table:table-cell>
        </table:table-row>
        <table:table-row>
          <table:table-cell table:style-name="Table1.A2" office:value-type="string">
            <text:p text:style-name="P12"><text:span text:style-name="T7">All</text:span><text:span text:style-name="T3"> p</text:span>revious opts + <text:span text:style-name="T6">pgo</text:span></text:p>
          </table:table-cell>
          <table:table-cell table:style-name="Table1.A2" office:value-type="string">
            <text:p text:style-name="P15"><text:span text:style-name="T10">Options</text:span>: </text:p>
            <text:p text:style-name="P13">Exec time<text:span text:style-name="T4"> </text:span><text:span text:style-name="T5">(small)</text:span>: <text:span text:style-name="T29">10.52sec</text:span></text:p>
            <text:p text:style-name="P13">Exec time<text:span text:style-name="T4"> </text:span><text:span text:style-name="T5">(medium)</text:span>: <text:span text:style-name="T29">2m59sec</text:span></text:p>
            <text:p text:style-name="P13">Exec time<text:span text:style-name="T4"> </text:span><text:span text:style-name="T5">(large)</text:span>: <text:span text:style-name="T29">15m46sec</text:span></text:p>
          </table:table-cell>
          <table:table-cell table:style-name="Table1.C2" office:value-type="string">
            <text:p text:style-name="P15"><text:span text:style-name="T10">Options</text:span>: -<text:span text:style-name="T32">fprofile-generate</text:span></text:p>
            <text:p text:style-name="P13">Exec time<text:span text:style-name="T4"> </text:span><text:span text:style-name="T5">(small)</text:span>: <text:span text:style-name="T29">10.33sec</text:span></text:p>
            <text:p text:style-name="P13">Exec time<text:span text:style-name="T4"> </text:span><text:span text:style-name="T5">(medium)</text:span>: <text:span text:style-name="T29">3m18sec</text:span></text:p>
            <text:p text:style-name="P13">Exec time<text:span text:style-name="T4"> </text:span><text:span text:style-name="T5">(large)</text:span>: <text:span text:style-name="T29">17m08sec</text:span></text:p>
          </table:table-cell>
        </table:table-row>
        <table:table-row>
          <table:table-cell table:style-name="Table1.A2" office:value-type="string">
            <text:p text:style-name="P12">Others: <text:span text:style-name="T9">autovectorizing? Autoparallelism?</text:span></text:p>
          </table:table-cell>
          <table:table-cell table:style-name="Table1.A2" office:value-type="string">
            <text:p text:style-name="P15"><text:span text:style-name="T10">Options</text:span>: -<text:span text:style-name="T31">O3 -parallel</text:span></text:p>
            <text:p text:style-name="P13">Exec time<text:span text:style-name="T4"> </text:span><text:span text:style-name="T5">(small)</text:span>: <text:span text:style-name="T31">4.69sec</text:span></text:p>
            <text:p text:style-name="P13">Exec time<text:span text:style-name="T4"> </text:span><text:span text:style-name="T5">(medium)</text:span>: <text:span text:style-name="T31">2m06sec</text:span></text:p>
            <text:p text:style-name="P13">Exec time<text:span text:style-name="T4"> </text:span><text:span text:style-name="T5">(large)</text:span>: <text:span text:style-name="T31">14m58sec</text:span></text:p>
          </table:table-cell>
          <table:table-cell table:style-name="Table1.C2" office:value-type="string">
            <text:p text:style-name="P15"><text:span text:style-name="T10">Options</text:span>: -<text:span text:style-name="T31">ftree-vectorizer-verbose=9 -O3</text:span></text:p>
            <text:p text:style-name="P13">Exec time<text:span text:style-name="T4"> </text:span><text:span text:style-name="T5">(small)</text:span>: <text:span text:style-name="T31">10.50sec</text:span></text:p>
            <text:p text:style-name="P13">Exec time<text:span text:style-name="T4"> </text:span><text:span text:style-name="T5">(medium)</text:span>: <text:span text:style-name="T31">2.55sec</text:span></text:p>
            <text:p text:style-name="P13">Exec time<text:span text:style-name="T4"> </text:span><text:span text:style-name="T5">(large)</text:span>: <text:span text:style-name="T31">15m21sec</text:span></text:p>
          </table:table-cell>
        </table:table-row>
        <table:table-row>
          <table:table-cell table:style-name="Table1.A2" office:value-type="string">
            <text:p text:style-name="P12"/>
          </table:table-cell>
          <table:table-cell table:style-name="Table1.A2" office:value-type="string">
            <text:p text:style-name="P12"/>
            <text:p text:style-name="P12"/>
          </table:table-cell>
          <table:table-cell table:style-name="Table1.C2" office:value-type="string">
            <text:p text:style-name="P12"/>
          </table:table-cell>
        </table:table-row>
      </table:table>
      <text:p text:style-name="P10"/>
      <text:p text:style-name="P2">Matrix <text:span text:style-name="T8">A </text:span>size for executions, according to <text:span text:style-name="T12">Makefile</text:span>:</text:p>
      <text:list xml:id="list922791351782990544" text:style-name="L1">
        <text:list-item>
          <text:p text:style-name="P19">small size: 2048 x 2048 (execute as ./dgesv 2048)</text:p>
        </text:list-item>
        <text:list-item>
          <text:p text:style-name="P19">medium size: 4096 x 4096 (execute as ./dgesv 4096)</text:p>
        </text:list-item>
        <text:list-item>
          <text:p text:style-name="P19">large size: <text:span text:style-name="T8">8192</text:span> x <text:span text:style-name="T8">8192</text:span> (execute as ./dgesv <text:span text:style-name="T8">8192</text:span>)</text:p>
        </text:list-item>
      </text:list>
      <text:p text:style-name="P11"/>
      <text:p text:style-name="P3"><text:soft-page-break/>Execute at least 3 times per combination, taking the middle value (median). <text:span text:style-name="T16">The relevant time is the execution time for your implementation of </text:span><text:span text:style-name="T14">my_dgesv</text:span><text:span text:style-name="T16"> (i.e. your solver!).</text:span></text:p>
      <text:p text:style-name="P1"/>
      <text:p text:style-name="P4">Description and relevant information extracted from <text:span text:style-name="T1">the results:</text:span></text:p>
      <text:p text:style-name="P6"/>
      <text:p text:style-name="P7">My program requires running many matrix multiplications to perform QR decomposition. This operation has a complexity n^3 and requires a lot of time for large matrices, which is why I have reduced the size of matrix A.</text:p>
      <text:p text:style-name="P5">small size : <text:span text:style-name="T18">250</text:span>x<text:span text:style-name="T18">250</text:span></text:p>
      <text:p text:style-name="P5">medium size : <text:span text:style-name="T18">500</text:span>x<text:span text:style-name="T18">500</text:span></text:p>
      <text:p text:style-name="P5">large size : <text:span text:style-name="T23">75</text:span>0x<text:span text:style-name="T23">75</text:span>0</text:p>
      <text:p text:style-name="P5"/>
      <text:p text:style-name="P8">Whether for icc or gcc, optimization level 3 brings nothing more than level 2.</text:p>
      <text:p text:style-name="P5"/>
      <text:p text:style-name="P9">I have tried to complicate with autoparallelization and do autovectorization but the performance gains are minimal or even non-existent.</text:p>
      <text:p text:style-name="P9"/>
      <text:p text:style-name="P9">The ofast option does not bring any speed to my code</text:p>
      <text:p text:style-name="P9"/>
      <text:p text:style-name="P9">-fprofile-generate will instrument the application with profiling code. The application will, while actually running, log certain events that could improve performance if this usage pattern was known at compile time. For my application, the profile guided optimization is usel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14:22:41.073881190</meta:creation-date>
    <dc:date>2018-10-14T17:29:38.086409757</dc:date>
    <meta:editing-duration>PT1H1M16S</meta:editing-duration>
    <meta:editing-cycles>17</meta:editing-cycles>
    <meta:generator>LibreOffice/5.1.6.2$Linux_X86_64 LibreOffice_project/10m0$Build-2</meta:generator>
    <meta:document-statistic meta:table-count="1" meta:image-count="0" meta:object-count="0" meta:page-count="2" meta:paragraph-count="92" meta:word-count="492" meta:character-count="3276" meta:non-whitespace-character-count="2877"/>
  </office:meta>
</office:document-meta>
</file>